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160ed9"/>
    </style:style>
    <style:style style:name="P2" style:family="paragraph" style:parent-style-name="Heading_20_1">
      <style:text-properties fo:font-size="14pt" fo:font-weight="bold" style:font-size-asian="14pt" style:font-weight-asian="bold" style:font-size-complex="14pt" style:font-weight-complex="bold"/>
    </style:style>
    <style:style style:name="P3" style:family="paragraph" style:parent-style-name="Heading_20_1">
      <style:paragraph-properties fo:text-align="start" style:justify-single-word="false"/>
      <style:text-properties fo:font-size="14pt" fo:font-weight="bold" officeooo:paragraph-rsid="00160ed9" style:font-size-asian="14pt" style:font-weight-asian="bold" style:font-size-complex="14pt" style:font-weight-complex="bold"/>
    </style:style>
    <style:style style:name="P4" style:family="paragraph" style:parent-style-name="Heading_20_2">
      <style:text-properties fo:font-size="14pt" fo:font-weight="bold" style:font-size-asian="14pt" style:font-weight-asian="bold" style:font-size-complex="14pt" style:font-weight-complex="bold"/>
    </style:style>
    <style:style style:name="P5" style:family="paragraph" style:parent-style-name="Text_20_body">
      <style:text-properties fo:font-size="14pt" style:font-size-asian="14pt" style:font-size-complex="14pt"/>
    </style:style>
    <style:style style:name="P6" style:family="paragraph" style:parent-style-name="Text_20_body">
      <style:paragraph-properties fo:text-align="center" style:justify-single-word="false"/>
      <style:text-properties fo:font-size="14pt" officeooo:paragraph-rsid="00160ed9"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db74"/>
    </style:style>
    <style:style style:name="T3" style:family="text">
      <style:text-properties style:text-underline-style="solid" style:text-underline-width="auto" style:text-underline-color="font-color" officeooo:rsid="0012f877"/>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1db74" style:font-weight-asian="bold" style:font-weight-complex="bold"/>
    </style:style>
    <style:style style:name="T6" style:family="text">
      <style:text-properties style:text-underline-style="solid" style:text-underline-width="auto" style:text-underline-color="font-color" fo:font-weight="bold" officeooo:rsid="0012f877" style:font-weight-asian="bold" style:font-weight-complex="bold"/>
    </style:style>
    <style:style style:name="T7" style:family="text">
      <style:text-properties fo:font-size="16pt" style:font-size-asian="16pt" style:font-size-complex="16pt"/>
    </style:style>
    <style:style style:name="T8" style:family="text">
      <style:text-properties officeooo:rsid="0012f877"/>
    </style:style>
    <style:style style:name="T9" style:family="text">
      <style:text-properties fo:font-size="14pt" style:font-size-asian="14pt" style:font-size-complex="14pt"/>
    </style:style>
    <style:style style:name="T10" style:family="text">
      <style:text-properties fo:font-weight="bold" style:font-weight-asian="bold" style:font-weight-complex="bold"/>
    </style:style>
    <style:style style:name="T11" style:family="text">
      <style:text-properties fo:font-weight="bold" officeooo:rsid="0012f877" style:font-weight-asian="bold" style:font-weight-complex="bold"/>
    </style:style>
    <style:style style:name="T1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fo:font-size="18pt" style:text-underline-style="solid" style:text-underline-width="auto" style:text-underline-color="font-color" fo:font-weight="bold" officeooo:rsid="0011db74" style:font-size-asian="18pt" style:font-weight-asian="bold" style:font-size-complex="18pt" style:font-weight-complex="bold"/>
    </style:style>
    <style:style style:name="T14" style:family="text">
      <style:text-properties fo:font-size="18pt" style:text-underline-style="solid" style:text-underline-width="auto" style:text-underline-color="font-color" fo:font-weight="bold" officeooo:rsid="0012f877" style:font-size-asian="18pt" style:font-weight-asian="bold" style:font-size-complex="18pt" style:font-weight-complex="bold"/>
    </style:style>
    <style:style style:name="T15" style:family="text">
      <style:text-properties fo:font-size="18pt" style:text-underline-style="solid" style:text-underline-width="auto" style:text-underline-color="font-color" fo:font-weight="bold" officeooo:rsid="00160ed9" style:font-size-asian="18pt" style:font-weight-asian="bold" style:font-size-complex="18pt" style:font-weight-complex="bold"/>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2f877" style:font-size-asian="12pt" style:font-weight-asian="bold" style:font-size-complex="12pt" style:font-weight-complex="bold"/>
    </style:style>
    <style:style style:name="T19" style:family="text">
      <style:text-properties fo:font-size="12pt" fo:font-weight="bold" officeooo:rsid="00160ed9"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umber_and_name2"/><text:span text:style-name="T1">Allocation of Delegates</text:span>.<text:line-break/><text:span text:style-name="T12">Texas Election Code</text:span><text:span text:style-name="T16">, </text:span><text:span text:style-name="T13">Title 11, </text:span><text:bookmark text:name="number_and_name"/><text:span text:style-name="T12">Sec</text:span><text:span text:style-name="T13">tion</text:span><text:span text:style-name="T12"> 191.00</text:span><text:span text:style-name="T15">7</text:span><text:span text:style-name="T16">. </text:span><text:span text:style-name="T17">https://texas.public.law/statutes/tex._election_code_section_191.00</text:span><text:span text:style-name="T19">7<text:line-break/></text:span></text:h>
      <text:h text:style-name="P3" text:outline-level="1">(a)<text:tab/>Each political party holding a presidential primary election shall adopt a rule for allocating delegates. </text:h>
      <text:h text:style-name="P2" text:outline-level="1"><text:line-break/>(b)<text:tab/>A <text:span text:style-name="T1">rule adopted</text:span> under this section <text:span text:style-name="T1">may utilize either a proportional or winner-take-all method</text:span>, based on the results of the presidential primary election, which may be based on: </text:h>
      <text:h text:style-name="P4" text:outline-level="2"><text:tab/>(1)<text:tab/>a direct tie to statewide popular vote totals; </text:h>
      <text:h text:style-name="P4" text:outline-level="2"><text:tab/>(2)<text:tab/>a direct tie to congressional or state senatorial district popular vote totals; or </text:h>
      <text:h text:style-name="P4" text:outline-level="2"><text:tab/>(3)<text:tab/>an alternative disproportionate method that is based on statewide, congressional district, or state senatorial district popular vote totals. </text:h>
      <text:h text:style-name="P2" text:outline-level="1"><text:line-break/>(c)<text:tab/>Subsection (b) does not apply to delegates allocated: </text:h>
      <text:h text:style-name="P4" text:outline-level="2"><text:tab/>(1)<text:tab/>among party and elected officials; or </text:h>
      <text:h text:style-name="P4" text:outline-level="2"><text:tab/>(2)<text:tab/>through an allocation based on participants registering for or attending a caucus or similar process, provided that at least 75 percent of the total number of delegates who are to represent this state at the party’s national presidential nominating convention, excluding delegates allocated among party and elected officials, shall be allocated in accordance with the rule adopted under this section based on the results of the presidential primary election.</text:h>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rles Stewart</meta:initial-creator>
    <meta:creation-date>2021-12-20T03:38:59.052390627</meta:creation-date>
    <dc:date>2021-12-22T22:08:58.784720695</dc:date>
    <dc:creator>Charles Stewart</dc:creator>
    <meta:editing-duration>PT9M19S</meta:editing-duration>
    <meta:editing-cycles>3</meta:editing-cycles>
    <meta:generator>LibreOffice/7.2.4.1$Linux_X86_64 LibreOffice_project/27d75539669ac387bb498e35313b970b7fe9c4f9</meta:generator>
    <meta:printed-by>Charles Stewart</meta:printed-by>
    <meta:print-date>2021-12-22T21:51:34.399214571</meta:print-date>
    <meta:document-statistic meta:table-count="0" meta:image-count="0" meta:object-count="0" meta:page-count="1" meta:paragraph-count="9" meta:word-count="184" meta:character-count="1285" meta:non-whitespace-character-count="1095"/>
  </office:meta>
</office:document-meta>
</file>